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NimbusRomNo9L-ReguItal" svg:font-family="NimbusRomNo9L-ReguItal" style:font-family-generic="system"/>
    <style:font-face style:name="NimbusRomNo9L-Regu" svg:font-family="NimbusRomNo9L-Regu" style:font-family-generic="system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9173in"/>
    </style:style>
    <style:style style:name="TableColumn3" style:family="table-column">
      <style:table-column-properties style:column-width="0.9159in"/>
    </style:style>
    <style:style style:name="TableColumn4" style:family="table-column">
      <style:table-column-properties style:column-width="0.3937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1.7104in"/>
    </style:style>
    <style:style style:name="TableColumn7" style:family="table-column">
      <style:table-column-properties style:column-width="0.6895in"/>
    </style:style>
    <style:style style:name="Table1" style:family="table" style:master-page-name="MP0">
      <style:table-properties style:width="5.808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text-align="start" fo:margin-top="0.0694in" fo:margin-bottom="0.0694in" fo:line-height="100%" fo:text-indent="0in"/>
      <style:text-properties style:font-name="Times New Roman" style:font-name-asian="Times New Roman" style:font-name-complex="Times New Roman" fo:font-weight="bold" style:font-weight-asian="bold" style:font-weight-complex="bold" style:letter-kerning="true" fo:font-size="12pt" style:font-size-asian="12pt" style:font-size-complex="12pt" fo:language="en" fo:country="US" style:language-asian="de" style:country-asian="DE"/>
    </style:style>
    <style:style style:name="TableRow11" style:family="table-row">
      <style:table-row-properties/>
    </style:style>
    <style:style style:name="TableCell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8" style:family="table-row">
      <style:table-row-properties/>
    </style:style>
    <style:style style:name="TableCell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line-height="100%" fo:text-indent="0in"/>
    </style:style>
    <style:style style:name="T23" style:parent-style-name="DefaultParagraphFont" style:family="text">
      <style:text-properties style:font-name="Times New Roman" style:font-name-complex="Times New Roman" fo:font-size="9pt" style:font-size-asian="9pt" style:font-size-complex="9pt"/>
    </style:style>
    <style:style style:name="T24" style:parent-style-name="DefaultParagraphFont" style:family="text">
      <style:text-properties style:font-name="Times New Roman" style:font-name-asian="Times New Roman" fo:font-style="italic" style:font-style-asian="italic" style:font-style-complex="italic" style:letter-kerning="false" fo:font-size="9pt" style:font-size-asian="9pt" style:font-size-complex="9pt" style:language-asian="de" style:country-asian="DE"/>
    </style:style>
    <style:style style:name="T25" style:parent-style-name="DefaultParagraphFont" style:family="text">
      <style:text-properties style:font-name="Times New Roman" style:font-name-asian="Times New Roman" fo:font-style="italic" style:font-style-asian="italic" style:font-style-complex="italic" style:letter-kerning="false" fo:font-size="9pt" style:font-size-asian="9pt" style:font-size-complex="9pt" fo:language="en" fo:country="US" style:language-asian="de" style:country-asian="DE"/>
    </style:style>
    <style:style style:name="TableCell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4" style:family="table-row">
      <style:table-row-properties style:min-row-height="0.2756in"/>
    </style:style>
    <style:style style:name="TableCell35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7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9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1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3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4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47" style:family="table-row">
      <style:table-row-properties style:min-row-height="0.2756in"/>
    </style:style>
    <style:style style:name="TableCell48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2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4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6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60" style:family="table-row">
      <style:table-row-properties/>
    </style:style>
    <style:style style:name="TableCell6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6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6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6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start" fo:line-height="100%" fo:text-indent="0in"/>
    </style:style>
    <style:style style:name="T71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7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74" style:family="table-row">
      <style:table-row-properties/>
    </style:style>
    <style:style style:name="P7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7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7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7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start" fo:line-height="100%" fo:text-indent="0in"/>
    </style:style>
    <style:style style:name="T81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84" style:family="table-row">
      <style:table-row-properties/>
    </style:style>
    <style:style style:name="P8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8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8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8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start" fo:line-height="100%" fo:text-indent="0in"/>
    </style:style>
    <style:style style:name="T91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94" style:family="table-row">
      <style:table-row-properties/>
    </style:style>
    <style:style style:name="P9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9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9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9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03" style:family="table-row">
      <style:table-row-properties/>
    </style:style>
    <style:style style:name="P10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0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0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0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start" fo:line-height="100%" fo:text-indent="0in"/>
    </style:style>
    <style:style style:name="T110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13" style:family="table-row">
      <style:table-row-properties/>
    </style:style>
    <style:style style:name="P11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1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1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1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start" fo:line-height="100%" fo:text-indent="0in"/>
    </style:style>
    <style:style style:name="T120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2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23" style:family="table-row">
      <style:table-row-properties/>
    </style:style>
    <style:style style:name="TableCell12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2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2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3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3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start" fo:line-height="100%" fo:text-indent="0in"/>
    </style:style>
    <style:style style:name="T134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37" style:family="table-row">
      <style:table-row-properties/>
    </style:style>
    <style:style style:name="P13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3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4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4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start" fo:line-height="100%" fo:text-indent="0in"/>
    </style:style>
    <style:style style:name="T144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47" style:family="table-row">
      <style:table-row-properties/>
    </style:style>
    <style:style style:name="P14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4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5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5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start" fo:line-height="100%" fo:text-indent="0in"/>
    </style:style>
    <style:style style:name="T154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57" style:family="table-row">
      <style:table-row-properties/>
    </style:style>
    <style:style style:name="P15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5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6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6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66" style:family="table-row">
      <style:table-row-properties/>
    </style:style>
    <style:style style:name="P16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6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6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7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71" style:family="table-cell">
      <style:table-cell-properties fo:border="none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start" fo:line-height="100%" fo:text-indent="0in"/>
    </style:style>
    <style:style style:name="T173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74" style:family="table-cell">
      <style:table-cell-properties fo:border="none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76" style:family="table-row">
      <style:table-row-properties/>
    </style:style>
    <style:style style:name="P17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7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7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8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8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start" fo:line-height="100%" fo:text-indent="0in"/>
    </style:style>
    <style:style style:name="T183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86" style:family="table-row">
      <style:table-row-properties/>
    </style:style>
    <style:style style:name="TableCell18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8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9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9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start" fo:line-height="100%" fo:text-indent="0in"/>
    </style:style>
    <style:style style:name="T197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00" style:family="table-row">
      <style:table-row-properties/>
    </style:style>
    <style:style style:name="P20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0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0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0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05" style:family="table-cell">
      <style:table-cell-properties fo:border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start" fo:line-height="100%" fo:text-indent="0in"/>
    </style:style>
    <style:style style:name="T207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08" style:family="table-cell">
      <style:table-cell-properties fo:border="none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10" style:family="table-row">
      <style:table-row-properties/>
    </style:style>
    <style:style style:name="P21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1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1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1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start" fo:line-height="100%" fo:text-indent="0in"/>
    </style:style>
    <style:style style:name="T217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18" style:family="table-cell">
      <style:table-cell-properties fo:border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20" style:family="table-row">
      <style:table-row-properties/>
    </style:style>
    <style:style style:name="P22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2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2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2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29" style:family="table-row">
      <style:table-row-properties/>
    </style:style>
    <style:style style:name="P23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23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23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23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start" fo:line-height="100%" fo:text-indent="0in"/>
    </style:style>
    <style:style style:name="T236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37" style:family="table-cell">
      <style:table-cell-properties fo:border="none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39" style:family="table-row">
      <style:table-row-properties/>
    </style:style>
    <style:style style:name="P24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4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4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4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start" fo:line-height="100%" fo:text-indent="0in"/>
    </style:style>
    <style:style style:name="T246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49" style:family="table-row">
      <style:table-row-properties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5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5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5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start" fo:line-height="100%" fo:text-indent="0in"/>
    </style:style>
    <style:style style:name="T260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6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63" style:family="table-row">
      <style:table-row-properties/>
    </style:style>
    <style:style style:name="P26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6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6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6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68" style:family="table-cell">
      <style:table-cell-properties fo:border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start" fo:line-height="100%" fo:text-indent="0in"/>
    </style:style>
    <style:style style:name="T270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71" style:family="table-cell">
      <style:table-cell-properties fo:border="none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73" style:family="table-row">
      <style:table-row-properties/>
    </style:style>
    <style:style style:name="P27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7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7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7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start" fo:line-height="100%" fo:text-indent="0in"/>
    </style:style>
    <style:style style:name="T280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83" style:family="table-row">
      <style:table-row-properties/>
    </style:style>
    <style:style style:name="P28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8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8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8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88" style:family="table-cell">
      <style:table-cell-properties fo:border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92" style:family="table-row">
      <style:table-row-properties/>
    </style:style>
    <style:style style:name="P29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29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29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29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97" style:family="table-cell">
      <style:table-cell-properties fo:border="none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start" fo:line-height="100%" fo:text-indent="0in"/>
    </style:style>
    <style:style style:name="T299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02" style:family="table-row">
      <style:table-row-properties/>
    </style:style>
    <style:style style:name="P30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0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0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0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start" fo:line-height="100%" fo:text-indent="0in"/>
    </style:style>
    <style:style style:name="T309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12" style:family="table-row">
      <style:table-row-properties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1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1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1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1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start" fo:line-height="100%" fo:text-indent="0in"/>
    </style:style>
    <style:style style:name="T323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2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26" style:family="table-row">
      <style:table-row-properties/>
    </style:style>
    <style:style style:name="P32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2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2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3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31" style:family="table-cell">
      <style:table-cell-properties fo:border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start" fo:line-height="100%" fo:text-indent="0in"/>
    </style:style>
    <style:style style:name="T333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34" style:family="table-cell">
      <style:table-cell-properties fo:border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36" style:family="table-row">
      <style:table-row-properties/>
    </style:style>
    <style:style style:name="P33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3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3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4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41" style:family="table-cell">
      <style:table-cell-properties fo:border="none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start" fo:line-height="100%" fo:text-indent="0in"/>
    </style:style>
    <style:style style:name="T343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44" style:family="table-cell">
      <style:table-cell-properties fo:border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46" style:family="table-row">
      <style:table-row-properties/>
    </style:style>
    <style:style style:name="P34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4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4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5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51" style:family="table-cell">
      <style:table-cell-properties fo:border="none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53" style:family="table-cell">
      <style:table-cell-properties fo:border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355" style:family="table-row">
      <style:table-row-properties/>
    </style:style>
    <style:style style:name="P35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5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5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5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60" style:family="table-cell">
      <style:table-cell-properties fo:border="none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start" fo:line-height="100%" fo:text-indent="0in"/>
    </style:style>
    <style:style style:name="T362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63" style:family="table-cell">
      <style:table-cell-properties fo:border="none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65" style:family="table-row">
      <style:table-row-properties/>
    </style:style>
    <style:style style:name="P36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6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6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6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start" fo:line-height="100%" fo:text-indent="0in"/>
    </style:style>
    <style:style style:name="T372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75" style:family="table-row">
      <style:table-row-properties/>
    </style:style>
    <style:style style:name="TableCell37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7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7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7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8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8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8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8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start" fo:line-height="100%" fo:text-indent="0in"/>
    </style:style>
    <style:style style:name="T386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89" style:family="table-row">
      <style:table-row-properties/>
    </style:style>
    <style:style style:name="P39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9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9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9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94" style:family="table-cell">
      <style:table-cell-properties fo:border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text-align="start" fo:line-height="100%" fo:text-indent="0in"/>
    </style:style>
    <style:style style:name="T396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99" style:family="table-row">
      <style:table-row-properties/>
    </style:style>
    <style:style style:name="P40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0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0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0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04" style:family="table-cell">
      <style:table-cell-properties fo:border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start" fo:line-height="100%" fo:text-indent="0in"/>
    </style:style>
    <style:style style:name="T406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07" style:family="table-cell">
      <style:table-cell-properties fo:border="none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09" style:family="table-row">
      <style:table-row-properties/>
    </style:style>
    <style:style style:name="P41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1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1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1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14" style:family="table-cell">
      <style:table-cell-properties fo:border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416" style:family="table-cell">
      <style:table-cell-properties fo:border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418" style:family="table-row">
      <style:table-row-properties/>
    </style:style>
    <style:style style:name="P41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42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42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42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423" style:family="table-cell">
      <style:table-cell-properties fo:border="none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start" fo:line-height="100%" fo:text-indent="0in"/>
    </style:style>
    <style:style style:name="T425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26" style:family="table-cell">
      <style:table-cell-properties fo:border="none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28" style:family="table-row">
      <style:table-row-properties/>
    </style:style>
    <style:style style:name="P42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3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3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3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start" fo:line-height="100%" fo:text-indent="0in"/>
    </style:style>
    <style:style style:name="T435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38" style:family="table-row">
      <style:table-row-properties/>
    </style:style>
    <style:style style:name="TableCell43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4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4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4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4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4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4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4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start" fo:line-height="100%" fo:text-indent="0in"/>
    </style:style>
    <style:style style:name="T449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52" style:family="table-row">
      <style:table-row-properties/>
    </style:style>
    <style:style style:name="P45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5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5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5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57" style:family="table-cell">
      <style:table-cell-properties fo:border="none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start" fo:line-height="100%" fo:text-indent="0in"/>
    </style:style>
    <style:style style:name="T459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60" style:family="table-cell">
      <style:table-cell-properties fo:border="none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62" style:family="table-row">
      <style:table-row-properties/>
    </style:style>
    <style:style style:name="P46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6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6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6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start" fo:line-height="100%" fo:text-indent="0in"/>
    </style:style>
    <style:style style:name="T469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70" style:family="table-cell">
      <style:table-cell-properties fo:border="none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72" style:family="table-row">
      <style:table-row-properties/>
    </style:style>
    <style:style style:name="P47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7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7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7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77" style:family="table-cell">
      <style:table-cell-properties fo:border="none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479" style:family="table-cell">
      <style:table-cell-properties fo:border="none" style:writing-mode="lr-tb" fo:padding-top="0in" fo:padding-left="0.075in" fo:padding-bottom="0in" fo:padding-right="0.075in"/>
    </style:style>
    <style:style style:name="P48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481" style:family="table-row">
      <style:table-row-properties/>
    </style:style>
    <style:style style:name="P48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48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48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48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486" style:family="table-cell">
      <style:table-cell-properties fo:border="none" style:writing-mode="lr-tb" fo:padding-top="0in" fo:padding-left="0.075in" fo:padding-bottom="0in" fo:padding-right="0.075in"/>
    </style:style>
    <style:style style:name="P487" style:parent-style-name="Normal" style:family="paragraph">
      <style:paragraph-properties fo:text-align="start" fo:line-height="100%" fo:text-indent="0in"/>
    </style:style>
    <style:style style:name="T488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89" style:family="table-cell">
      <style:table-cell-properties fo:border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91" style:family="table-row">
      <style:table-row-properties/>
    </style:style>
    <style:style style:name="P49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9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9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9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start" fo:line-height="100%" fo:text-indent="0in"/>
    </style:style>
    <style:style style:name="T498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9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501" style:family="table-row">
      <style:table-row-properties/>
    </style:style>
    <style:style style:name="TableCell50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03" style:parent-style-name="Normal" style:family="paragraph">
      <style:paragraph-properties fo:text-align="start" fo:line-height="100%" fo:text-indent="0in"/>
    </style:style>
    <style:style style:name="T504" style:parent-style-name="DefaultParagraphFont" style:family="text">
      <style:text-properties style:font-name="Times New Roman" style:font-name-asian="NimbusRomNo9L-ReguItal" style:font-name-complex="Times New Roman" style:letter-kerning="false" fo:font-size="9pt" style:font-size-asian="9pt" style:font-size-complex="9pt" fo:language="en" fo:country="US"/>
    </style:style>
    <style:style style:name="T505" style:parent-style-name="DefaultParagraphFont" style:family="text">
      <style:text-properties style:font-name="Times New Roman" style:font-name-asian="NimbusRomNo9L-Regu" style:font-name-complex="Times New Roman" style:letter-kerning="false" fo:font-size="9pt" style:font-size-asian="9pt" style:font-size-complex="9pt" fo:language="en" fo:country="US"/>
    </style:style>
    <style:style style:name="T506" style:parent-style-name="DefaultParagraphFont" style:family="text">
      <style:text-properties style:font-name="Times New Roman" style:font-name-asian="NimbusRomNo9L-ReguItal" style:font-name-complex="Times New Roman" style:letter-kerning="false" fo:font-size="9pt" style:font-size-asian="9pt" style:font-size-complex="9pt" fo:language="en" fo:country="US"/>
    </style:style>
    <style:style style:name="T507" style:parent-style-name="DefaultParagraphFont" style:family="text">
      <style:text-properties style:font-name="Times New Roman" style:font-name-asian="NimbusRomNo9L-Regu" style:font-name-complex="Times New Roman" style:letter-kerning="false" fo:font-size="9pt" style:font-size-asian="9pt" style:font-size-complex="9pt" fo:language="en" fo:country="US"/>
    </style:style>
    <style:style style:name="T508" style:parent-style-name="DefaultParagraphFont" style:family="text">
      <style:text-properties style:font-name="Times New Roman" style:font-name-asian="NimbusRomNo9L-ReguItal" style:font-name-complex="Times New Roman" style:letter-kerning="false" fo:font-size="9pt" style:font-size-asian="9pt" style:font-size-complex="9pt" fo:language="en" fo:country="US"/>
    </style:style>
    <style:style style:name="T509" style:parent-style-name="DefaultParagraphFont" style:family="text">
      <style:text-properties style:font-name="Times New Roman" style:font-name-asian="NimbusRomNo9L-Regu" style:font-name-complex="Times New Roman" style:letter-kerning="false" fo:font-size="9pt" style:font-size-asian="9pt" style:font-size-complex="9pt" fo:language="en" fo:country="US"/>
    </style:style>
    <style:style style:name="T510" style:parent-style-name="DefaultParagraphFont" style:family="text">
      <style:text-properties style:font-name="Times New Roman" style:font-name-asian="NimbusRomNo9L-ReguItal" style:font-name-complex="Times New Roman" style:letter-kerning="false" fo:font-size="9pt" style:font-size-asian="9pt" style:font-size-complex="9pt" fo:language="en" fo:country="US"/>
    </style:style>
    <style:style style:name="T511" style:parent-style-name="DefaultParagraphFont" style:family="text">
      <style:text-properties style:font-name="Times New Roman" style:font-name-asian="NimbusRomNo9L-Regu" style:font-name-complex="Times New Roman" style:letter-kerning="false" fo:font-size="9pt" style:font-size-asian="9pt" style:font-size-complex="9pt" fo:language="en" fo:country="US"/>
    </style:style>
    <style:style style:name="P512" style:parent-style-name="Normal" style:family="paragraph">
      <style:paragraph-properties fo:text-align="start" fo:line-height="100%" fo:text-indent="0in"/>
    </style:style>
    <style:style style:name="T513" style:parent-style-name="DefaultParagraphFont" style:family="text">
      <style:text-properties style:font-name="Times New Roman" style:font-name-asian="Times New Roman" style:font-name-complex="Times New Roman" style:letter-kerning="true" fo:font-size="9pt" style:font-size-asian="9pt" style:font-size-complex="9pt" fo:language="en" fo:country="US" style:language-asian="de" style:country-asian="DE"/>
    </style:style>
    <style:style style:name="T514" style:parent-style-name="DefaultParagraphFont" style:family="text">
      <style:text-properties style:font-name="Times New Roman" style:font-name-asian="Times New Roman" style:font-name-complex="Times New Roman" style:letter-kerning="true" fo:font-size="9pt" style:font-size-asian="9pt" style:font-size-complex="9pt" fo:language="en" fo:country="US" style:language-asian="de" style:country-asian="DE"/>
    </style:style>
    <style:style style:name="P51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16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6">
            <text:h text:style-name="P10" text:outline-level="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">
          <table:table-cell table:style-name="TableCell12">
            <text:p text:style-name="P13"/>
          </table:table-cell>
          <table:table-cell table:style-name="TableCell14" table:number-columns-spanned="3">
            <text:p text:style-name="P15">Kruskal-Wallis Test</text:p>
          </table:table-cell>
          <table:covered-table-cell/>
          <table:covered-table-cell/>
          <table:table-cell table:style-name="TableCell16" table:number-columns-spanned="2">
            <text:p text:style-name="P17">Dunn’s Test</text:p>
          </table:table-cell>
          <table:covered-table-cell/>
        </table:table-row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><text:span text:style-name="T23">Test Statistic<text:s/></text:span><text:span text:style-name="T24">χ</text:span><text:span text:style-name="T25">²</text:span></text:p>
          </table:table-cell>
          <table:table-cell table:style-name="TableCell26">
            <text:p text:style-name="P27">d.f.</text:p>
          </table:table-cell>
          <table:table-cell table:style-name="TableCell28">
            <text:p text:style-name="P29">Sig.</text:p>
          </table:table-cell>
          <table:table-cell table:style-name="TableCell30">
            <text:p text:style-name="P31">Pairwise Comparisons</text:p>
          </table:table-cell>
          <table:table-cell table:style-name="TableCell32">
            <text:p text:style-name="P33">Adj. Sig.</text:p>
          </table:table-cell>
        </table:table-row>
        <table:table-row table:style-name="TableRow34">
          <table:table-cell table:style-name="TableCell35">
            <text:p text:style-name="P36">Age</text:p>
          </table:table-cell>
          <table:table-cell table:style-name="TableCell37">
            <text:p text:style-name="P38">2.32</text:p>
          </table:table-cell>
          <table:table-cell table:style-name="TableCell39">
            <text:p text:style-name="P40">3</text:p>
          </table:table-cell>
          <table:table-cell table:style-name="TableCell41">
            <text:p text:style-name="P42">.0508</text:p>
          </table:table-cell>
          <table:table-cell table:style-name="TableCell43">
            <text:p text:style-name="P44">-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Education</text:p>
          </table:table-cell>
          <table:table-cell table:style-name="TableCell50">
            <text:p text:style-name="P51">1.59</text:p>
          </table:table-cell>
          <table:table-cell table:style-name="TableCell52">
            <text:p text:style-name="P53">3</text:p>
          </table:table-cell>
          <table:table-cell table:style-name="TableCell54">
            <text:p text:style-name="P55">.662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 table:number-rows-spanned="6">
            <text:p text:style-name="P62">PVT</text:p>
          </table:table-cell>
          <table:table-cell table:style-name="TableCell63" table:number-rows-spanned="6">
            <text:p text:style-name="P64">30.0</text:p>
          </table:table-cell>
          <table:table-cell table:style-name="TableCell65" table:number-rows-spanned="6">
            <text:p text:style-name="P66">3</text:p>
          </table:table-cell>
          <table:table-cell table:style-name="TableCell67" table:number-rows-spanned="6">
            <text:p text:style-name="P68">&gt;.000 ***</text:p>
          </table:table-cell>
          <table:table-cell table:style-name="TableCell69">
            <text:p text:style-name="P70"><text:span text:style-name="T71">CD C1 – No CD C1</text:span></text:p>
          </table:table-cell>
          <table:table-cell table:style-name="TableCell72">
            <text:p text:style-name="P73"/>
          </table:table-cell>
        </table:table-row>
        <table:table-row table:style-name="TableRow74">
          <table:covered-table-cell>
            <text:p text:style-name="P75"/>
          </table:covered-table-cell>
          <table:covered-table-cell>
            <text:p text:style-name="P76"/>
          </table:covered-table-cell>
          <table:covered-table-cell>
            <text:p text:style-name="P77"/>
          </table:covered-table-cell>
          <table:covered-table-cell>
            <text:p text:style-name="P78"/>
          </table:covered-table-cell>
          <table:table-cell table:style-name="TableCell79">
            <text:p text:style-name="P80"><text:span text:style-name="T81">CD C1 – CD C2</text:span></text:p>
          </table:table-cell>
          <table:table-cell table:style-name="TableCell82">
            <text:p text:style-name="P83">.003 **</text:p>
          </table:table-cell>
        </table:table-row>
        <table:table-row table:style-name="TableRow84">
          <table:covered-table-cell>
            <text:p text:style-name="P85"/>
          </table:covered-table-cell>
          <table:covered-table-cell>
            <text:p text:style-name="P86"/>
          </table:covered-table-cell>
          <table:covered-table-cell>
            <text:p text:style-name="P87"/>
          </table:covered-table-cell>
          <table:covered-table-cell>
            <text:p text:style-name="P88"/>
          </table:covered-table-cell>
          <table:table-cell table:style-name="TableCell89">
            <text:p text:style-name="P90"><text:span text:style-name="T91">CD C1 – No CD C2</text:span></text:p>
          </table:table-cell>
          <table:table-cell table:style-name="TableCell92">
            <text:p text:style-name="P93">&gt;.000 ***</text:p>
          </table:table-cell>
        </table:table-row>
        <table:table-row table:style-name="TableRow94">
          <table:covered-table-cell>
            <text:p text:style-name="P95"/>
          </table:covered-table-cell>
          <table:covered-table-cell>
            <text:p text:style-name="P96"/>
          </table:covered-table-cell>
          <table:covered-table-cell>
            <text:p text:style-name="P97"/>
          </table:covered-table-cell>
          <table:covered-table-cell>
            <text:p text:style-name="P98"/>
          </table:covered-table-cell>
          <table:table-cell table:style-name="TableCell99">
            <text:p text:style-name="P100">No CD C1 – No CD C2</text:p>
          </table:table-cell>
          <table:table-cell table:style-name="TableCell101">
            <text:p text:style-name="P102">.030 *</text:p>
          </table:table-cell>
        </table:table-row>
        <table:table-row table:style-name="TableRow103">
          <table:covered-table-cell>
            <text:p text:style-name="P104"/>
          </table:covered-table-cell>
          <table:covered-table-cell>
            <text:p text:style-name="P105"/>
          </table:covered-table-cell>
          <table:covered-table-cell>
            <text:p text:style-name="P106"/>
          </table:covered-table-cell>
          <table:covered-table-cell>
            <text:p text:style-name="P107"/>
          </table:covered-table-cell>
          <table:table-cell table:style-name="TableCell108">
            <text:p text:style-name="P109"><text:span text:style-name="T110">No CD C1 – CD C2</text:span></text:p>
          </table:table-cell>
          <table:table-cell table:style-name="TableCell111">
            <text:p text:style-name="P112"/>
          </table:table-cell>
        </table:table-row>
        <table:table-row table:style-name="TableRow113">
          <table:covered-table-cell>
            <text:p text:style-name="P114"/>
          </table:covered-table-cell>
          <table:covered-table-cell>
            <text:p text:style-name="P115"/>
          </table:covered-table-cell>
          <table:covered-table-cell>
            <text:p text:style-name="P116"/>
          </table:covered-table-cell>
          <table:covered-table-cell>
            <text:p text:style-name="P117"/>
          </table:covered-table-cell>
          <table:table-cell table:style-name="TableCell118">
            <text:p text:style-name="P119"><text:span text:style-name="T120">No CD C2 – CD C2</text:span>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 table:number-rows-spanned="6">
            <text:p text:style-name="P125">TMT-A</text:p>
          </table:table-cell>
          <table:table-cell table:style-name="TableCell126" table:number-rows-spanned="6">
            <text:p text:style-name="P127">33.3</text:p>
          </table:table-cell>
          <table:table-cell table:style-name="TableCell128" table:number-rows-spanned="6">
            <text:p text:style-name="P129">3</text:p>
          </table:table-cell>
          <table:table-cell table:style-name="TableCell130" table:number-rows-spanned="6">
            <text:p text:style-name="P131">&gt;.000 ***</text:p>
          </table:table-cell>
          <table:table-cell table:style-name="TableCell132">
            <text:p text:style-name="P133"><text:span text:style-name="T134">CD C1 – No CD C1</text:span></text:p>
          </table:table-cell>
          <table:table-cell table:style-name="TableCell135">
            <text:p text:style-name="P136"/>
          </table:table-cell>
        </table:table-row>
        <table:table-row table:style-name="TableRow137">
          <table:covered-table-cell>
            <text:p text:style-name="P138"/>
          </table:covered-table-cell>
          <table:covered-table-cell>
            <text:p text:style-name="P139"/>
          </table:covered-table-cell>
          <table:covered-table-cell>
            <text:p text:style-name="P140"/>
          </table:covered-table-cell>
          <table:covered-table-cell>
            <text:p text:style-name="P141"/>
          </table:covered-table-cell>
          <table:table-cell table:style-name="TableCell142">
            <text:p text:style-name="P143"><text:span text:style-name="T144">CD C1 – CD C2</text:span></text:p>
          </table:table-cell>
          <table:table-cell table:style-name="TableCell145">
            <text:p text:style-name="P146">.002 **</text:p>
          </table:table-cell>
        </table:table-row>
        <table:table-row table:style-name="TableRow147">
          <table:covered-table-cell>
            <text:p text:style-name="P148"/>
          </table:covered-table-cell>
          <table:covered-table-cell>
            <text:p text:style-name="P149"/>
          </table:covered-table-cell>
          <table:covered-table-cell>
            <text:p text:style-name="P150"/>
          </table:covered-table-cell>
          <table:covered-table-cell>
            <text:p text:style-name="P151"/>
          </table:covered-table-cell>
          <table:table-cell table:style-name="TableCell152">
            <text:p text:style-name="P153"><text:span text:style-name="T154">CD C1 – No CD C2</text:span></text:p>
          </table:table-cell>
          <table:table-cell table:style-name="TableCell155">
            <text:p text:style-name="P156">&gt;.000 ***</text:p>
          </table:table-cell>
        </table:table-row>
        <table:table-row table:style-name="TableRow157">
          <table:covered-table-cell>
            <text:p text:style-name="P158"/>
          </table:covered-table-cell>
          <table:covered-table-cell>
            <text:p text:style-name="P159"/>
          </table:covered-table-cell>
          <table:covered-table-cell>
            <text:p text:style-name="P160"/>
          </table:covered-table-cell>
          <table:covered-table-cell>
            <text:p text:style-name="P161"/>
          </table:covered-table-cell>
          <table:table-cell table:style-name="TableCell162">
            <text:p text:style-name="P163">No CD C1 – No CD C2</text:p>
          </table:table-cell>
          <table:table-cell table:style-name="TableCell164">
            <text:p text:style-name="P165">.024 *</text:p>
          </table:table-cell>
        </table:table-row>
        <table:table-row table:style-name="TableRow166">
          <table:covered-table-cell>
            <text:p text:style-name="P167"/>
          </table:covered-table-cell>
          <table:covered-table-cell>
            <text:p text:style-name="P168"/>
          </table:covered-table-cell>
          <table:covered-table-cell>
            <text:p text:style-name="P169"/>
          </table:covered-table-cell>
          <table:covered-table-cell>
            <text:p text:style-name="P170"/>
          </table:covered-table-cell>
          <table:table-cell table:style-name="TableCell171">
            <text:p text:style-name="P172"><text:span text:style-name="T173">No CD C1 – CD C2</text:span></text:p>
          </table:table-cell>
          <table:table-cell table:style-name="TableCell174">
            <text:p text:style-name="P175"/>
          </table:table-cell>
        </table:table-row>
        <table:table-row table:style-name="TableRow176">
          <table:covered-table-cell>
            <text:p text:style-name="P177"/>
          </table:covered-table-cell>
          <table:covered-table-cell>
            <text:p text:style-name="P178"/>
          </table:covered-table-cell>
          <table:covered-table-cell>
            <text:p text:style-name="P179"/>
          </table:covered-table-cell>
          <table:covered-table-cell>
            <text:p text:style-name="P180"/>
          </table:covered-table-cell>
          <table:table-cell table:style-name="TableCell181">
            <text:p text:style-name="P182"><text:span text:style-name="T183">No CD C2 – CD C2</text:span>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 table:number-rows-spanned="6">
            <text:p text:style-name="P188">TMT-B</text:p>
          </table:table-cell>
          <table:table-cell table:style-name="TableCell189" table:number-rows-spanned="6">
            <text:p text:style-name="P190">17.0</text:p>
          </table:table-cell>
          <table:table-cell table:style-name="TableCell191" table:number-rows-spanned="6">
            <text:p text:style-name="P192">3</text:p>
          </table:table-cell>
          <table:table-cell table:style-name="TableCell193" table:number-rows-spanned="6">
            <text:p text:style-name="P194">.001 **</text:p>
          </table:table-cell>
          <table:table-cell table:style-name="TableCell195">
            <text:p text:style-name="P196"><text:span text:style-name="T197">CD C1 – No CD C1</text:span></text:p>
          </table:table-cell>
          <table:table-cell table:style-name="TableCell198">
            <text:p text:style-name="P199"/>
          </table:table-cell>
        </table:table-row>
        <table:table-row table:style-name="TableRow200">
          <table:covered-table-cell>
            <text:p text:style-name="P201"/>
          </table:covered-table-cell>
          <table:covered-table-cell>
            <text:p text:style-name="P202"/>
          </table:covered-table-cell>
          <table:covered-table-cell>
            <text:p text:style-name="P203"/>
          </table:covered-table-cell>
          <table:covered-table-cell>
            <text:p text:style-name="P204"/>
          </table:covered-table-cell>
          <table:table-cell table:style-name="TableCell205">
            <text:p text:style-name="P206"><text:span text:style-name="T207">CD C1 – CD C2</text:span></text:p>
          </table:table-cell>
          <table:table-cell table:style-name="TableCell208">
            <text:p text:style-name="P209">.030 *</text:p>
          </table:table-cell>
        </table:table-row>
        <table:table-row table:style-name="TableRow210">
          <table:covered-table-cell>
            <text:p text:style-name="P211"/>
          </table:covered-table-cell>
          <table:covered-table-cell>
            <text:p text:style-name="P212"/>
          </table:covered-table-cell>
          <table:covered-table-cell>
            <text:p text:style-name="P213"/>
          </table:covered-table-cell>
          <table:covered-table-cell>
            <text:p text:style-name="P214"/>
          </table:covered-table-cell>
          <table:table-cell table:style-name="TableCell215">
            <text:p text:style-name="P216"><text:span text:style-name="T217">CD C1 – No CD C2</text:span></text:p>
          </table:table-cell>
          <table:table-cell table:style-name="TableCell218">
            <text:p text:style-name="P219">.002 **</text:p>
          </table:table-cell>
        </table:table-row>
        <table:table-row table:style-name="TableRow220">
          <table:covered-table-cell>
            <text:p text:style-name="P221"/>
          </table:covered-table-cell>
          <table:covered-table-cell>
            <text:p text:style-name="P222"/>
          </table:covered-table-cell>
          <table:covered-table-cell>
            <text:p text:style-name="P223"/>
          </table:covered-table-cell>
          <table:covered-table-cell>
            <text:p text:style-name="P224"/>
          </table:covered-table-cell>
          <table:table-cell table:style-name="TableCell225">
            <text:p text:style-name="P226">No CD C1 – No CD C2</text:p>
          </table:table-cell>
          <table:table-cell table:style-name="TableCell227">
            <text:p text:style-name="P228"/>
          </table:table-cell>
        </table:table-row>
        <table:table-row table:style-name="TableRow229">
          <table:covered-table-cell>
            <text:p text:style-name="P230"/>
          </table:covered-table-cell>
          <table:covered-table-cell>
            <text:p text:style-name="P231"/>
          </table:covered-table-cell>
          <table:covered-table-cell>
            <text:p text:style-name="P232"/>
          </table:covered-table-cell>
          <table:covered-table-cell>
            <text:p text:style-name="P233"/>
          </table:covered-table-cell>
          <table:table-cell table:style-name="TableCell234">
            <text:p text:style-name="P235"><text:span text:style-name="T236">No CD C1 – CD C2</text:span></text:p>
          </table:table-cell>
          <table:table-cell table:style-name="TableCell237">
            <text:p text:style-name="P238"/>
          </table:table-cell>
        </table:table-row>
        <table:table-row table:style-name="TableRow239">
          <table:covered-table-cell>
            <text:p text:style-name="P240"/>
          </table:covered-table-cell>
          <table:covered-table-cell>
            <text:p text:style-name="P241"/>
          </table:covered-table-cell>
          <table:covered-table-cell>
            <text:p text:style-name="P242"/>
          </table:covered-table-cell>
          <table:covered-table-cell>
            <text:p text:style-name="P243"/>
          </table:covered-table-cell>
          <table:table-cell table:style-name="TableCell244">
            <text:p text:style-name="P245"><text:span text:style-name="T246">No CD C2 – CD C2</text:span>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 table:number-rows-spanned="6">
            <text:p text:style-name="P251">FACIT-F</text:p>
          </table:table-cell>
          <table:table-cell table:style-name="TableCell252" table:number-rows-spanned="6">
            <text:p text:style-name="P253">14.3</text:p>
          </table:table-cell>
          <table:table-cell table:style-name="TableCell254" table:number-rows-spanned="6">
            <text:p text:style-name="P255">3</text:p>
          </table:table-cell>
          <table:table-cell table:style-name="TableCell256" table:number-rows-spanned="6">
            <text:p text:style-name="P257">.003 *</text:p>
          </table:table-cell>
          <table:table-cell table:style-name="TableCell258">
            <text:p text:style-name="P259"><text:span text:style-name="T260">CD C1 – No CD C1</text:span></text:p>
          </table:table-cell>
          <table:table-cell table:style-name="TableCell261">
            <text:p text:style-name="P262"/>
          </table:table-cell>
        </table:table-row>
        <table:table-row table:style-name="TableRow263">
          <table:covered-table-cell>
            <text:p text:style-name="P264"/>
          </table:covered-table-cell>
          <table:covered-table-cell>
            <text:p text:style-name="P265"/>
          </table:covered-table-cell>
          <table:covered-table-cell>
            <text:p text:style-name="P266"/>
          </table:covered-table-cell>
          <table:covered-table-cell>
            <text:p text:style-name="P267"/>
          </table:covered-table-cell>
          <table:table-cell table:style-name="TableCell268">
            <text:p text:style-name="P269"><text:span text:style-name="T270">CD C1 – CD C2</text:span></text:p>
          </table:table-cell>
          <table:table-cell table:style-name="TableCell271">
            <text:p text:style-name="P272"/>
          </table:table-cell>
        </table:table-row>
        <table:table-row table:style-name="TableRow273">
          <table:covered-table-cell>
            <text:p text:style-name="P274"/>
          </table:covered-table-cell>
          <table:covered-table-cell>
            <text:p text:style-name="P275"/>
          </table:covered-table-cell>
          <table:covered-table-cell>
            <text:p text:style-name="P276"/>
          </table:covered-table-cell>
          <table:covered-table-cell>
            <text:p text:style-name="P277"/>
          </table:covered-table-cell>
          <table:table-cell table:style-name="TableCell278">
            <text:p text:style-name="P279"><text:span text:style-name="T280">CD C1 – No CD C2</text:span></text:p>
          </table:table-cell>
          <table:table-cell table:style-name="TableCell281">
            <text:p text:style-name="P282">.014 *</text:p>
          </table:table-cell>
        </table:table-row>
        <table:table-row table:style-name="TableRow283">
          <table:covered-table-cell>
            <text:p text:style-name="P284"/>
          </table:covered-table-cell>
          <table:covered-table-cell>
            <text:p text:style-name="P285"/>
          </table:covered-table-cell>
          <table:covered-table-cell>
            <text:p text:style-name="P286"/>
          </table:covered-table-cell>
          <table:covered-table-cell>
            <text:p text:style-name="P287"/>
          </table:covered-table-cell>
          <table:table-cell table:style-name="TableCell288">
            <text:p text:style-name="P289">No CD C1 – No CD C2</text:p>
          </table:table-cell>
          <table:table-cell table:style-name="TableCell290">
            <text:p text:style-name="P291"/>
          </table:table-cell>
        </table:table-row>
        <table:table-row table:style-name="TableRow292">
          <table:covered-table-cell>
            <text:p text:style-name="P293"/>
          </table:covered-table-cell>
          <table:covered-table-cell>
            <text:p text:style-name="P294"/>
          </table:covered-table-cell>
          <table:covered-table-cell>
            <text:p text:style-name="P295"/>
          </table:covered-table-cell>
          <table:covered-table-cell>
            <text:p text:style-name="P296"/>
          </table:covered-table-cell>
          <table:table-cell table:style-name="TableCell297">
            <text:p text:style-name="P298"><text:span text:style-name="T299">No CD C1 – CD C2</text:span></text:p>
          </table:table-cell>
          <table:table-cell table:style-name="TableCell300">
            <text:p text:style-name="P301"/>
          </table:table-cell>
        </table:table-row>
        <table:table-row table:style-name="TableRow302">
          <table:covered-table-cell>
            <text:p text:style-name="P303"/>
          </table:covered-table-cell>
          <table:covered-table-cell>
            <text:p text:style-name="P304"/>
          </table:covered-table-cell>
          <table:covered-table-cell>
            <text:p text:style-name="P305"/>
          </table:covered-table-cell>
          <table:covered-table-cell>
            <text:p text:style-name="P306"/>
          </table:covered-table-cell>
          <table:table-cell table:style-name="TableCell307">
            <text:p text:style-name="P308"><text:span text:style-name="T309">No CD C2 – CD C2</text:span></text:p>
          </table:table-cell>
          <table:table-cell table:style-name="TableCell310">
            <text:p text:style-name="P311">.012 *</text:p>
          </table:table-cell>
        </table:table-row>
        <table:table-row table:style-name="TableRow312">
          <table:table-cell table:style-name="TableCell313" table:number-rows-spanned="6">
            <text:p text:style-name="P314">HADS-A</text:p>
          </table:table-cell>
          <table:table-cell table:style-name="TableCell315" table:number-rows-spanned="6">
            <text:p text:style-name="P316">12.0</text:p>
          </table:table-cell>
          <table:table-cell table:style-name="TableCell317" table:number-rows-spanned="6">
            <text:p text:style-name="P318">3</text:p>
          </table:table-cell>
          <table:table-cell table:style-name="TableCell319" table:number-rows-spanned="6">
            <text:p text:style-name="P320">.007 **</text:p>
          </table:table-cell>
          <table:table-cell table:style-name="TableCell321">
            <text:p text:style-name="P322"><text:span text:style-name="T323">CD C1 – No CD C1</text:span></text:p>
          </table:table-cell>
          <table:table-cell table:style-name="TableCell324">
            <text:p text:style-name="P325"/>
          </table:table-cell>
        </table:table-row>
        <table:table-row table:style-name="TableRow326">
          <table:covered-table-cell>
            <text:p text:style-name="P327"/>
          </table:covered-table-cell>
          <table:covered-table-cell>
            <text:p text:style-name="P328"/>
          </table:covered-table-cell>
          <table:covered-table-cell>
            <text:p text:style-name="P329"/>
          </table:covered-table-cell>
          <table:covered-table-cell>
            <text:p text:style-name="P330"/>
          </table:covered-table-cell>
          <table:table-cell table:style-name="TableCell331">
            <text:p text:style-name="P332"><text:span text:style-name="T333">CD C1 – CD C2</text:span></text:p>
          </table:table-cell>
          <table:table-cell table:style-name="TableCell334">
            <text:p text:style-name="P335"/>
          </table:table-cell>
        </table:table-row>
        <table:table-row table:style-name="TableRow336">
          <table:covered-table-cell>
            <text:p text:style-name="P337"/>
          </table:covered-table-cell>
          <table:covered-table-cell>
            <text:p text:style-name="P338"/>
          </table:covered-table-cell>
          <table:covered-table-cell>
            <text:p text:style-name="P339"/>
          </table:covered-table-cell>
          <table:covered-table-cell>
            <text:p text:style-name="P340"/>
          </table:covered-table-cell>
          <table:table-cell table:style-name="TableCell341">
            <text:p text:style-name="P342"><text:span text:style-name="T343">CD C1 – No CD C2</text:span></text:p>
          </table:table-cell>
          <table:table-cell table:style-name="TableCell344">
            <text:p text:style-name="P345">.020 *</text:p>
          </table:table-cell>
        </table:table-row>
        <table:table-row table:style-name="TableRow346">
          <table:covered-table-cell>
            <text:p text:style-name="P347"/>
          </table:covered-table-cell>
          <table:covered-table-cell>
            <text:p text:style-name="P348"/>
          </table:covered-table-cell>
          <table:covered-table-cell>
            <text:p text:style-name="P349"/>
          </table:covered-table-cell>
          <table:covered-table-cell>
            <text:p text:style-name="P350"/>
          </table:covered-table-cell>
          <table:table-cell table:style-name="TableCell351">
            <text:p text:style-name="P352">No CD C1 – No CD C2</text:p>
          </table:table-cell>
          <table:table-cell table:style-name="TableCell353">
            <text:p text:style-name="P354"/>
          </table:table-cell>
        </table:table-row>
        <table:table-row table:style-name="TableRow355">
          <table:covered-table-cell>
            <text:p text:style-name="P356"/>
          </table:covered-table-cell>
          <table:covered-table-cell>
            <text:p text:style-name="P357"/>
          </table:covered-table-cell>
          <table:covered-table-cell>
            <text:p text:style-name="P358"/>
          </table:covered-table-cell>
          <table:covered-table-cell>
            <text:p text:style-name="P359"/>
          </table:covered-table-cell>
          <table:table-cell table:style-name="TableCell360">
            <text:p text:style-name="P361"><text:span text:style-name="T362">No CD C1 – CD C2</text:span></text:p>
          </table:table-cell>
          <table:table-cell table:style-name="TableCell363">
            <text:p text:style-name="P364"/>
          </table:table-cell>
        </table:table-row>
        <table:table-row table:style-name="TableRow365">
          <table:covered-table-cell>
            <text:p text:style-name="P366"/>
          </table:covered-table-cell>
          <table:covered-table-cell>
            <text:p text:style-name="P367"/>
          </table:covered-table-cell>
          <table:covered-table-cell>
            <text:p text:style-name="P368"/>
          </table:covered-table-cell>
          <table:covered-table-cell>
            <text:p text:style-name="P369"/>
          </table:covered-table-cell>
          <table:table-cell table:style-name="TableCell370">
            <text:p text:style-name="P371"><text:span text:style-name="T372">No CD C2 – CD C2</text:span></text:p>
          </table:table-cell>
          <table:table-cell table:style-name="TableCell373">
            <text:p text:style-name="P374">.016 *</text:p>
          </table:table-cell>
        </table:table-row>
        <table:table-row table:style-name="TableRow375">
          <table:table-cell table:style-name="TableCell376" table:number-rows-spanned="6">
            <text:p text:style-name="P377">HADS-D</text:p>
          </table:table-cell>
          <table:table-cell table:style-name="TableCell378" table:number-rows-spanned="6">
            <text:p text:style-name="P379">8.5</text:p>
          </table:table-cell>
          <table:table-cell table:style-name="TableCell380" table:number-rows-spanned="6">
            <text:p text:style-name="P381">3</text:p>
          </table:table-cell>
          <table:table-cell table:style-name="TableCell382" table:number-rows-spanned="6">
            <text:p text:style-name="P383">.038 *</text:p>
          </table:table-cell>
          <table:table-cell table:style-name="TableCell384">
            <text:p text:style-name="P385"><text:span text:style-name="T386">CD C1 – No CD C1</text:span></text:p>
          </table:table-cell>
          <table:table-cell table:style-name="TableCell387">
            <text:p text:style-name="P388"/>
          </table:table-cell>
        </table:table-row>
        <table:table-row table:style-name="TableRow389">
          <table:covered-table-cell>
            <text:p text:style-name="P390"/>
          </table:covered-table-cell>
          <table:covered-table-cell>
            <text:p text:style-name="P391"/>
          </table:covered-table-cell>
          <table:covered-table-cell>
            <text:p text:style-name="P392"/>
          </table:covered-table-cell>
          <table:covered-table-cell>
            <text:p text:style-name="P393"/>
          </table:covered-table-cell>
          <table:table-cell table:style-name="TableCell394">
            <text:p text:style-name="P395"><text:span text:style-name="T396">CD C1 – CD C2</text:span></text:p>
          </table:table-cell>
          <table:table-cell table:style-name="TableCell397">
            <text:p text:style-name="P398"/>
          </table:table-cell>
        </table:table-row>
        <table:table-row table:style-name="TableRow399">
          <table:covered-table-cell>
            <text:p text:style-name="P400"/>
          </table:covered-table-cell>
          <table:covered-table-cell>
            <text:p text:style-name="P401"/>
          </table:covered-table-cell>
          <table:covered-table-cell>
            <text:p text:style-name="P402"/>
          </table:covered-table-cell>
          <table:covered-table-cell>
            <text:p text:style-name="P403"/>
          </table:covered-table-cell>
          <table:table-cell table:style-name="TableCell404">
            <text:p text:style-name="P405"><text:span text:style-name="T406">CD C1 – No CD C2</text:span></text:p>
          </table:table-cell>
          <table:table-cell table:style-name="TableCell407">
            <text:p text:style-name="P408"/>
          </table:table-cell>
        </table:table-row>
        <table:table-row table:style-name="TableRow409">
          <table:covered-table-cell>
            <text:p text:style-name="P410"/>
          </table:covered-table-cell>
          <table:covered-table-cell>
            <text:p text:style-name="P411"/>
          </table:covered-table-cell>
          <table:covered-table-cell>
            <text:p text:style-name="P412"/>
          </table:covered-table-cell>
          <table:covered-table-cell>
            <text:p text:style-name="P413"/>
          </table:covered-table-cell>
          <table:table-cell table:style-name="TableCell414">
            <text:p text:style-name="P415">No CD C1 – No CD C2</text:p>
          </table:table-cell>
          <table:table-cell table:style-name="TableCell416">
            <text:p text:style-name="P417"/>
          </table:table-cell>
        </table:table-row>
        <table:table-row table:style-name="TableRow418">
          <table:covered-table-cell>
            <text:p text:style-name="P419"/>
          </table:covered-table-cell>
          <table:covered-table-cell>
            <text:p text:style-name="P420"/>
          </table:covered-table-cell>
          <table:covered-table-cell>
            <text:p text:style-name="P421"/>
          </table:covered-table-cell>
          <table:covered-table-cell>
            <text:p text:style-name="P422"/>
          </table:covered-table-cell>
          <table:table-cell table:style-name="TableCell423">
            <text:p text:style-name="P424"><text:span text:style-name="T425">No CD C1 – CD C2</text:span></text:p>
          </table:table-cell>
          <table:table-cell table:style-name="TableCell426">
            <text:p text:style-name="P427"/>
          </table:table-cell>
        </table:table-row>
        <table:table-row table:style-name="TableRow428">
          <table:covered-table-cell>
            <text:p text:style-name="P429"/>
          </table:covered-table-cell>
          <table:covered-table-cell>
            <text:p text:style-name="P430"/>
          </table:covered-table-cell>
          <table:covered-table-cell>
            <text:p text:style-name="P431"/>
          </table:covered-table-cell>
          <table:covered-table-cell>
            <text:p text:style-name="P432"/>
          </table:covered-table-cell>
          <table:table-cell table:style-name="TableCell433">
            <text:p text:style-name="P434"><text:span text:style-name="T435">No CD C2 – CD C2</text:span></text:p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 table:number-rows-spanned="6">
            <text:p text:style-name="P440">PSQI</text:p>
          </table:table-cell>
          <table:table-cell table:style-name="TableCell441" table:number-rows-spanned="6">
            <text:p text:style-name="P442">11.6</text:p>
          </table:table-cell>
          <table:table-cell table:style-name="TableCell443" table:number-rows-spanned="6">
            <text:p text:style-name="P444">3</text:p>
          </table:table-cell>
          <table:table-cell table:style-name="TableCell445" table:number-rows-spanned="6">
            <text:p text:style-name="P446">.009 **</text:p>
          </table:table-cell>
          <table:table-cell table:style-name="TableCell447">
            <text:p text:style-name="P448"><text:span text:style-name="T449">CD C1 – No CD C1</text:span></text:p>
          </table:table-cell>
          <table:table-cell table:style-name="TableCell450">
            <text:p text:style-name="P451"/>
          </table:table-cell>
        </table:table-row>
        <table:table-row table:style-name="TableRow452">
          <table:covered-table-cell>
            <text:p text:style-name="P453"/>
          </table:covered-table-cell>
          <table:covered-table-cell>
            <text:p text:style-name="P454"/>
          </table:covered-table-cell>
          <table:covered-table-cell>
            <text:p text:style-name="P455"/>
          </table:covered-table-cell>
          <table:covered-table-cell>
            <text:p text:style-name="P456"/>
          </table:covered-table-cell>
          <table:table-cell table:style-name="TableCell457">
            <text:p text:style-name="P458"><text:span text:style-name="T459">CD C1 – CD C2</text:span></text:p>
          </table:table-cell>
          <table:table-cell table:style-name="TableCell460">
            <text:p text:style-name="P461"/>
          </table:table-cell>
        </table:table-row>
        <table:table-row table:style-name="TableRow462">
          <table:covered-table-cell>
            <text:p text:style-name="P463"/>
          </table:covered-table-cell>
          <table:covered-table-cell>
            <text:p text:style-name="P464"/>
          </table:covered-table-cell>
          <table:covered-table-cell>
            <text:p text:style-name="P465"/>
          </table:covered-table-cell>
          <table:covered-table-cell>
            <text:p text:style-name="P466"/>
          </table:covered-table-cell>
          <table:table-cell table:style-name="TableCell467">
            <text:p text:style-name="P468"><text:span text:style-name="T469">CD C1 – No CD C2</text:span></text:p>
          </table:table-cell>
          <table:table-cell table:style-name="TableCell470">
            <text:p text:style-name="P471">.020 *</text:p>
          </table:table-cell>
        </table:table-row>
        <table:table-row table:style-name="TableRow472">
          <table:covered-table-cell>
            <text:p text:style-name="P473"/>
          </table:covered-table-cell>
          <table:covered-table-cell>
            <text:p text:style-name="P474"/>
          </table:covered-table-cell>
          <table:covered-table-cell>
            <text:p text:style-name="P475"/>
          </table:covered-table-cell>
          <table:covered-table-cell>
            <text:p text:style-name="P476"/>
          </table:covered-table-cell>
          <table:table-cell table:style-name="TableCell477">
            <text:p text:style-name="P478">No CD C1 – No CD C2</text:p>
          </table:table-cell>
          <table:table-cell table:style-name="TableCell479">
            <text:p text:style-name="P480"/>
          </table:table-cell>
        </table:table-row>
        <table:table-row table:style-name="TableRow481">
          <table:covered-table-cell>
            <text:p text:style-name="P482"/>
          </table:covered-table-cell>
          <table:covered-table-cell>
            <text:p text:style-name="P483"/>
          </table:covered-table-cell>
          <table:covered-table-cell>
            <text:p text:style-name="P484"/>
          </table:covered-table-cell>
          <table:covered-table-cell>
            <text:p text:style-name="P485"/>
          </table:covered-table-cell>
          <table:table-cell table:style-name="TableCell486">
            <text:p text:style-name="P487"><text:span text:style-name="T488">No CD C1 – CD C2</text:span></text:p>
          </table:table-cell>
          <table:table-cell table:style-name="TableCell489">
            <text:p text:style-name="P490"/>
          </table:table-cell>
        </table:table-row>
        <table:table-row table:style-name="TableRow491">
          <table:covered-table-cell>
            <text:p text:style-name="P492"/>
          </table:covered-table-cell>
          <table:covered-table-cell>
            <text:p text:style-name="P493"/>
          </table:covered-table-cell>
          <table:covered-table-cell>
            <text:p text:style-name="P494"/>
          </table:covered-table-cell>
          <table:covered-table-cell>
            <text:p text:style-name="P495"/>
          </table:covered-table-cell>
          <table:table-cell table:style-name="TableCell496">
            <text:p text:style-name="P497"><text:span text:style-name="T498">No CD C2 – CD C2</text:span></text:p>
          </table:table-cell>
          <table:table-cell table:style-name="TableCell499">
            <text:p text:style-name="P500">.021*</text:p>
          </table:table-cell>
        </table:table-row>
        <table:table-row table:style-name="TableRow501">
          <table:table-cell table:style-name="TableCell502" table:number-columns-spanned="6">
            <text:p text:style-name="P503"><text:span text:style-name="T504">Note.<text:s/></text:span><text:span text:style-name="T505">*p<text:s/></text:span><text:span text:style-name="T506">&lt;<text:s/></text:span><text:span text:style-name="T507">.05, **p<text:s/></text:span><text:span text:style-name="T508">&lt;<text:s/></text:span><text:span text:style-name="T509">.01,***p<text:s/></text:span><text:span text:style-name="T510">&lt;<text:s/></text:span><text:span text:style-name="T511">.001. Only significant adj. p-values are displayed</text:span></text:p>
            <text:p text:style-name="P512"><text:span text:style-name="T513">S</text:span><text:span text:style-name="T514">ignificance values for Dunn's test were adjusted by the Bonferroni correction for multiple tests</text:span></text:p>
            <text:p text:style-name="P5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NimbusRomNo9L-ReguItal" svg:font-family="NimbusRomNo9L-ReguItal" style:font-family-generic="system"/>
    <style:font-face style:name="NimbusRomNo9L-Regu" svg:font-family="NimbusRomNo9L-Regu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30T21:31:00Z</meta:creation-date>
    <dc:date>2025-03-30T22:15:00Z</dc:date>
    <meta:template xlink:href="Normal.dotm" xlink:type="simple"/>
    <meta:editing-cycles>7</meta:editing-cycles>
    <meta:editing-duration>PT0S</meta:editing-duration>
    <meta:document-statistic meta:page-count="1" meta:paragraph-count="3" meta:word-count="206" meta:character-count="1505" meta:row-count="10" meta:non-whitespace-character-count="1302"/>
  </office:meta>
</office:document-meta>
</file>